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/>
    </style:style>
    <style:style style:name="P2" style:family="paragraph" style:parent-style-name="Standard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genskap: Ladda upp bilder</text:h>
      <text:h text:style-name="Heading_20_2" text:outline-level="2">Scenario: Ladda sidan</text:h>
      <text:p text:style-name="P1">Givet att sidan inte är laddad</text:p>
      <text:p text:style-name="P1">när användaren gör ett anrop till sidan</text:p>
      <text:p text:style-name="P1">så visas en FileUpload </text:p>
      <text:p text:style-name="P1">och en Buttonknapp</text:p>
      <text:h text:style-name="Heading_20_2" text:outline-level="2">Scenario: Ladda upp fil</text:h>
      <text:p text:style-name="P1">Givet att sidan är laddad</text:p>
      <text:p text:style-name="P1">när användaren trycker på FileUpload</text:p>
      <text:p text:style-name="P1">så kan användaren välja en fil att ladda upp till sidan</text:p>
      <text:h text:style-name="Heading_20_2" text:outline-level="2">Scenario: Spara fil</text:h>
      <text:p text:style-name="P1">Givet att användaren valt en fil<text:tab/></text:p>
      <text:p text:style-name="P1">när användaren trycker på Ladda upp </text:p>
      <text:p text:style-name="P1">så sparas filen i katalogen för bilder</text:p>
      <text:p text:style-name="P1">och filen läggs till i listan</text:p>
      <text:p text:style-name="P1">och en tumnagelbild skapas</text:p>
      <text:p text:style-name="P1">och tumnagelbilden läggs i katalogen för tumnagelbilder</text:p>
      <text:h text:style-name="Heading_20_2" text:outline-level="2">Scenario: Ingen fil vald</text:h>
      <text:p text:style-name="P1">Givet att användaren inte valt en fil</text:p>
      <text:p text:style-name="P1">när användaren klickar på kommandoknappen för att ladda upp en bild</text:p>
      <text:p text:style-name="P1">så visas ett felmeddelande</text:p>
      <text:h text:style-name="Heading_20_2" text:outline-level="2">Scenario: Fel filändelse</text:h>
      <text:p text:style-name="P1">Givet att användaren valt en fil som inte har filändelse gif, jpg eller png</text:p>
      <text:p text:style-name="P1">när användaren klickar på kommandoknappen för att ladda upp en bild</text:p>
      <text:p text:style-name="P1">så visas ett felmeddelande</text:p>
      <text:h text:style-name="Heading_20_2" text:outline-level="2">Scenario: Upptaget namn</text:h>
      <text:p text:style-name="P1">Givet att användaren försöker ladda upp en bild</text:p>
      <text:p text:style-name="P1">när bilden har samma namn som en bild som redan finns uppladdad</text:p>
      <text:p text:style-name="P1">så läggs en siffra till sist i filnamnet (innan) filtypen (ex finns Bild.png blir namnet Bild(2).png)</text:p>
      <text:p text:style-name="P1">och filen laddas upp med det nya namnet</text:p>
      <text:h text:style-name="Heading_20_2" text:outline-level="2">Scenario: Lyckad uppladdning</text:h>
      <text:p text:style-name="Standard">Givet att uppladdningen lyckas</text:p>
      <text:p text:style-name="Standard">när användaren väljer att ladda upp en bild</text:p>
      <text:p text:style-name="Standard">så visas den uppladdade bilden</text:p>
      <text:p text:style-name="Standard">och dess tumnagel markeras</text:p>
      <text:p text:style-name="Standard">och ett rättmeddelande visas</text:p>
      <text:p text:style-name="Standard">och klientens adressfält innehåller en ”query string” med information om den just uppladdade bilden. </text:p>
      <text:h text:style-name="Heading_20_2" text:outline-level="2"><text:soft-page-break/>Scenario: Misslyckad uppladdning </text:h>
      <text:p text:style-name="Standard">Givet att uppladdningen misslyckas</text:p>
      <text:p text:style-name="Standard">när användaren väljer att ladda upp en bild</text:p>
      <text:p text:style-name="Standard">så visas ett felmeddelande</text:p>
      <text:h text:style-name="Heading_20_1" text:outline-level="1">Egenskap: Visa bilder</text:h>
      <text:h text:style-name="Heading_20_2" text:outline-level="2">Scenario: Visa tumnagelbilder</text:h>
      <text:p text:style-name="P1">Givet att bilder finns uppladdade</text:p>
      <text:p text:style-name="P1">när användaren gör ett anrop till sidan</text:p>
      <text:p text:style-name="P1">så visas tumnagelbilder på uppladdade bilder</text:p>
      <text:p text:style-name="P1">och användaren kan enkelt bläddra mellan dem</text:p>
      <text:p text:style-name="P1">och vilken tumnagel som är vald indikeras</text:p>
      <text:h text:style-name="Heading_20_2" text:outline-level="2">Scenario: Visa stor bild</text:h>
      <text:p text:style-name="Standard">Givet att det finns uppladad bild</text:p>
      <text:p text:style-name="Standard">när användaren väljer en bild</text:p>
      <text:p text:style-name="Standard">så visas vald bild i större format</text:p>
      <text:p text:style-name="Standard">och det framgår vilken tumnagelbild som är vald</text:p>
      <text:h text:style-name="Heading_20_2" text:outline-level="2">Scenario: Skapa bokmärke</text:h>
      <text:p text:style-name="Standard">Givet att användaren går in på sidan </text:p>
      <text:p text:style-name="Standard">och väljer en bild som visas stort</text:p>
      <text:p text:style-name="Standard">och skapar bokmärke</text:p>
      <text:p text:style-name="Standard">När han använder bokmärket</text:p>
      <text:p text:style-name="Standard">så kommer han till sidan där samma bild visas s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4-02-11T19:50:23.35</meta:creation-date>
    <dc:date>2014-02-19T11:19:59.57</dc:date>
    <dc:creator>Lotta Onsö</dc:creator>
    <meta:editing-duration>P5DT22H13M25S</meta:editing-duration>
    <meta:editing-cycles>17</meta:editing-cycles>
    <meta:generator>OpenOffice/4.0.1$Win32 OpenOffice.org_project/401m5$Build-9714</meta:generator>
    <meta:document-statistic meta:table-count="0" meta:image-count="0" meta:object-count="0" meta:page-count="2" meta:paragraph-count="59" meta:word-count="359" meta:character-count="2182"/>
  </office:meta>
</office:document-meta>
</file>